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font-charset="x-symbol" style:font-pitch="variable" style:name="Wingdings" svg:font-family="Wingdings"/>
    <style:font-face style:name="Lohit Hindi2" svg:font-family="'Lohit Hindi'"/>
    <style:font-face style:name="OpenSymbol1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1pt" style:font-name="arial" style:font-size-asian="11pt" style:font-size-complex="11pt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02f231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02f231" style:font-name="Arial" style:font-size-asian="12pt" style:font-size-complex="12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2f231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f231" style:font-name="Arial" style:font-size-asian="10pt" style:font-size-complex="10pt"/>
    </style:style>
    <style:style style:family="paragraph" style:name="P6" style:parent-style-name="UrbanTitle">
      <style:text-properties officeooo:paragraph-rsid="0002f231"/>
    </style:style>
    <style:style style:family="paragraph" style:name="P7" style:parent-style-name="UrbanTitle">
      <style:text-properties fo:font-size="11pt" officeooo:paragraph-rsid="0002f231" style:font-name="arial" style:font-size-asian="11pt" style:font-size-complex="11pt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list-style-name="L1" style:name="P9" style:parent-style-name="UrbanBody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style:font-name-complex="Arial"/>
    </style:style>
    <style:style style:family="text" style:name="T9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7">Demande irrecevable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Le Collège Communal,</text:p>
      <text:p text:style-name="P1"/>
      <text:p text:style-name="P1">Vu le décret du Gouvernement Wallon du 24/05/2007 relatif aux infractions et sanctions en matière d’urbanisme, publié au Moniteur Belge le 18/06/2007.</text:p>
      <text:p text:style-name="P1"/>
      <text:p text:style-name="P1">Considérant que <text:text-input text:description="Demandeurs">applicantobj.getSignaletic(withaddress=True)</text:text-input><text:s/>a introduit une demande de permis relative à un bien sis à <text:text-input text:description="Situation des travaux">self.getWorkLocationSignaletic()</text:text-input><text:s/>; inscrit au cadastre, section A n° <text:text-input text:description="Bien-Parcelles">licence_view.get_parcels()</text:text-input><text:s/>et ayant pour objet la régularisation pour <text:text-input text:description="Objet des travaux">self.getLicenceSubject()</text:text-input>;</text:p>
      <text:p text:style-name="P1"/>
      <text:p text:style-name="P1">Considérant que la demande de permis porte sur des travaux réalisés sans permis préalable constatés par <text:s/>un procès-verbal rédigé à charge de <text:text-input text:description="Titre du demandeur">applicantobj.getPersonTitleValue()</text:text-input><text:s/>le XX XX 2009, propriétaire précédent ayant réalisé les travaux et dont information a été donnée au demandeur le <text:s/>XXXXXXXXX ; <text:s/></text:p>
      <text:p text:style-name="P1"/>
      <text:p text:style-name="P1">Considérant qu’un second pro-justitia a été rédigé à charge de <text:span text:style-name="T8"><text:text-input text:description="Demandeurs">self.getApplicantsSignaletic()</text:text-input></text:span><text:span text:style-name="T8"><text:s/></text:span>pour le maintien de cette situation illicite en date du XX/XX/2009 et dont information a été donnée au demandeur le XX/XX/2009 ; <text:s text:c="18"/></text:p>
      <text:p text:style-name="P1"/>
      <text:p text:style-name="P1">Vu l’article 159 bis du Code Wallon de l’Aménagement du Territoire, de l’Urbanisme et du Patrimoine ;</text:p>
      <text:p text:style-name="P1">Considérant que l’infraction n’a fait l’objet ni d’un jugement coulé en force de chose jugée (visé à l’article 155§2 du CWATUP) ni d’un versement du montant de transaction (décret du 24/05/2007, article 6)</text:p>
      <text:p text:style-name="P1"/>
      <text:p text:style-name="P1"/>
      <text:p text:style-name="P1">Décide</text:p>
      <text:p text:style-name="P1"/>
      <text:list text:style-name="L1" xml:id="list2392051462">
        <text:list-item>
          <text:p text:style-name="P9"><text:span text:style-name="T8">Article 1er : La demande de permis introduite par </text:span><text:span text:style-name="T8"><text:text-input text:description="Demandeurs">self.getApplicantsSignaletic()</text:text-input></text:span><text:span text:style-name="T8"><text:s/>pour le bien sis </text:span><text:span text:style-name="T8"><text:text-input text:description="Situation des travaux">self.getWorkLocationSignaletic()</text:text-input></text:span><text:span text:style-name="T8">  est </text:span><text:span text:style-name="T9">irrecevable </text:span></text:p>
        </text:list-item>
      </text:list>
      <text:p text:style-name="P1"/>
      <text:list text:continue-numbering="true" text:style-name="L1" xml:id="list102244077956232">
        <text:list-item>
          <text:p text:style-name="P9">Article 2 : Expédition de la présente décision est transmise au demandeur et une copie de <text:soft-page-break/>cet envoi est <text:s text:c="2"/>adressée au Fonctionnaire délégué.</text:p>
        </text:list-item>
      </text:list>
      <text:p text:style-name="P2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0"><text:span text:style-name="T10">do text</text:span></text:p><text:p text:style-name="P10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font-charset="x-symbol" style:font-pitch="variable" style:name="Wingdings" svg:font-family="Wingdings"/>
    <style:font-face style:name="Lohit Hindi2" svg:font-family="'Lohit Hindi'"/>
    <style:font-face style:name="OpenSymbol1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1pt" style:font-name="arial" style:font-size-asian="11pt" style:font-size-complex="11pt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02f231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02f231" style:font-name="Arial" style:font-size-asian="12pt" style:font-size-complex="12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2f231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f231" style:font-name="Arial" style:font-size-asian="10pt" style:font-size-complex="10pt"/>
    </style:style>
    <style:style style:family="paragraph" style:name="P6" style:parent-style-name="UrbanTitle">
      <style:text-properties officeooo:paragraph-rsid="0002f231"/>
    </style:style>
    <style:style style:family="paragraph" style:name="P7" style:parent-style-name="UrbanTitle">
      <style:text-properties fo:font-size="11pt" officeooo:paragraph-rsid="0002f231" style:font-name="arial" style:font-size-asian="11pt" style:font-size-complex="11pt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list-style-name="L1" style:name="P9" style:parent-style-name="UrbanBody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style:font-name-complex="Arial"/>
    </style:style>
    <style:style style:family="text" style:name="T9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7">Demande irrecevable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Le Collège Communal,</text:p>
      <text:p text:style-name="P1"/>
      <text:p text:style-name="P1">Vu le décret du Gouvernement Wallon du 24/05/2007 relatif aux infractions et sanctions en matière d’urbanisme, publié au Moniteur Belge le 18/06/2007.</text:p>
      <text:p text:style-name="P1"/>
      <text:p text:style-name="P1">Considérant que <text:text-input text:description="Demandeurs">applicantobj.getSignaletic(withaddress=True)</text:text-input><text:s/>a introduit une demande de permis relative à un bien sis à <text:text-input text:description="Situation des travaux">self.getWorkLocationSignaletic()</text:text-input><text:s/>; inscrit au cadastre, section A n° <text:text-input text:description="Bien-Parcelles">licence_view.get_parcels()</text:text-input><text:s/>et ayant pour objet la régularisation pour <text:text-input text:description="Objet des travaux">self.getLicenceSubject()</text:text-input>;</text:p>
      <text:p text:style-name="P1"/>
      <text:p text:style-name="P1">Considérant que la demande de permis porte sur des travaux réalisés sans permis préalable constatés par <text:s/>un procès-verbal rédigé à charge de <text:text-input text:description="Titre du demandeur">applicantobj.getPersonTitleValue()</text:text-input><text:s/>le XX XX 2009, propriétaire précédent ayant réalisé les travaux et dont information a été donnée au demandeur le <text:s/>XXXXXXXXX ; <text:s/></text:p>
      <text:p text:style-name="P1"/>
      <text:p text:style-name="P1">Considérant qu’un second pro-justitia a été rédigé à charge de <text:span text:style-name="T8"><text:text-input text:description="Demandeurs">self.getApplicantsSignaletic()</text:text-input></text:span><text:span text:style-name="T8"><text:s/></text:span>pour le maintien de cette situation illicite en date du XX/XX/2009 et dont information a été donnée au demandeur le XX/XX/2009 ; <text:s text:c="18"/></text:p>
      <text:p text:style-name="P1"/>
      <text:p text:style-name="P1">Vu l’article 159 bis du Code Wallon de l’Aménagement du Territoire, de l’Urbanisme et du Patrimoine ;</text:p>
      <text:p text:style-name="P1">Considérant que l’infraction n’a fait l’objet ni d’un jugement coulé en force de chose jugée (visé à l’article 155§2 du CWATUP) ni d’un versement du montant de transaction (décret du 24/05/2007, article 6)</text:p>
      <text:p text:style-name="P1"/>
      <text:p text:style-name="P1"/>
      <text:p text:style-name="P1">Décide</text:p>
      <text:p text:style-name="P1"/>
      <text:list text:style-name="L1" xml:id="list2392051462">
        <text:list-item>
          <text:p text:style-name="P9"><text:span text:style-name="T8">Article 1er : La demande de permis introduite par </text:span><text:span text:style-name="T8"><text:text-input text:description="Demandeurs">self.getApplicantsSignaletic()</text:text-input></text:span><text:span text:style-name="T8"><text:s/>pour le bien sis </text:span><text:span text:style-name="T8"><text:text-input text:description="Situation des travaux">self.getWorkLocationSignaletic()</text:text-input></text:span><text:span text:style-name="T8">  est </text:span><text:span text:style-name="T9">irrecevable </text:span></text:p>
        </text:list-item>
      </text:list>
      <text:p text:style-name="P1"/>
      <text:list text:continue-numbering="true" text:style-name="L1" xml:id="list102244077956232">
        <text:list-item>
          <text:p text:style-name="P9">Article 2 : Expédition de la présente décision est transmise au demandeur et une copie de <text:soft-page-break/>cet envoi est <text:s text:c="2"/>adressée au Fonctionnaire délégué.</text:p>
        </text:list-item>
      </text:list>
      <text:p text:style-name="P2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0"><text:span text:style-name="T10">do text</text:span></text:p><text:p text:style-name="P10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font-charset="x-symbol" style:font-pitch="variable" style:name="Wingdings" svg:font-family="Wingdings"/>
    <style:font-face style:name="Lohit Hindi2" svg:font-family="'Lohit Hindi'"/>
    <style:font-face style:name="OpenSymbol1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1pt" style:font-name="arial" style:font-size-asian="11pt" style:font-size-complex="11pt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02f231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02f231" style:font-name="Arial" style:font-size-asian="12pt" style:font-size-complex="12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2f231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f231" style:font-name="Arial" style:font-size-asian="10pt" style:font-size-complex="10pt"/>
    </style:style>
    <style:style style:family="paragraph" style:name="P6" style:parent-style-name="UrbanTitle">
      <style:text-properties officeooo:paragraph-rsid="0002f231"/>
    </style:style>
    <style:style style:family="paragraph" style:name="P7" style:parent-style-name="UrbanTitle">
      <style:text-properties fo:font-size="11pt" officeooo:paragraph-rsid="0002f231" style:font-name="arial" style:font-size-asian="11pt" style:font-size-complex="11pt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list-style-name="L1" style:name="P9" style:parent-style-name="UrbanBody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style:font-name-complex="Arial"/>
    </style:style>
    <style:style style:family="text" style:name="T9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7">Demande irrecevable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Le Collège Communal,</text:p>
      <text:p text:style-name="P1"/>
      <text:p text:style-name="P1">Vu le décret du Gouvernement Wallon du 24/05/2007 relatif aux infractions et sanctions en matière d’urbanisme, publié au Moniteur Belge le 18/06/2007.</text:p>
      <text:p text:style-name="P1"/>
      <text:p text:style-name="P1">Considérant que <text:text-input text:description="Demandeurs">applicantobj.getSignaletic(withaddress=True)</text:text-input><text:s/>a introduit une demande de permis relative à un bien sis à <text:text-input text:description="Situation des travaux">self.getWorkLocationSignaletic()</text:text-input><text:s/>; inscrit au cadastre, section A n° <text:text-input text:description="Bien-Parcelles">licence_view.get_parcels()</text:text-input><text:s/>et ayant pour objet la régularisation pour <text:text-input text:description="Objet des travaux">self.getLicenceSubject()</text:text-input>;</text:p>
      <text:p text:style-name="P1"/>
      <text:p text:style-name="P1">Considérant que la demande de permis porte sur des travaux réalisés sans permis préalable constatés par <text:s/>un procès-verbal rédigé à charge de <text:text-input text:description="Titre du demandeur">applicantobj.getPersonTitleValue()</text:text-input><text:s/>le XX XX 2009, propriétaire précédent ayant réalisé les travaux et dont information a été donnée au demandeur le <text:s/>XXXXXXXXX ; <text:s/></text:p>
      <text:p text:style-name="P1"/>
      <text:p text:style-name="P1">Considérant qu’un second pro-justitia a été rédigé à charge de <text:span text:style-name="T8"><text:text-input text:description="Demandeurs">self.getApplicantsSignaletic()</text:text-input></text:span><text:span text:style-name="T8"><text:s/></text:span>pour le maintien de cette situation illicite en date du XX/XX/2009 et dont information a été donnée au demandeur le XX/XX/2009 ; <text:s text:c="18"/></text:p>
      <text:p text:style-name="P1"/>
      <text:p text:style-name="P1">Vu l’article 159 bis du Code Wallon de l’Aménagement du Territoire, de l’Urbanisme et du Patrimoine ;</text:p>
      <text:p text:style-name="P1">Considérant que l’infraction n’a fait l’objet ni d’un jugement coulé en force de chose jugée (visé à l’article 155§2 du CWATUP) ni d’un versement du montant de transaction (décret du 24/05/2007, article 6)</text:p>
      <text:p text:style-name="P1"/>
      <text:p text:style-name="P1"/>
      <text:p text:style-name="P1">Décide</text:p>
      <text:p text:style-name="P1"/>
      <text:list text:style-name="L1" xml:id="list2392051462">
        <text:list-item>
          <text:p text:style-name="P9"><text:span text:style-name="T8">Article 1er : La demande de permis introduite par </text:span><text:span text:style-name="T8"><text:text-input text:description="Demandeurs">self.getApplicantsSignaletic()</text:text-input></text:span><text:span text:style-name="T8"><text:s/>pour le bien sis </text:span><text:span text:style-name="T8"><text:text-input text:description="Situation des travaux">self.getWorkLocationSignaletic()</text:text-input></text:span><text:span text:style-name="T8">  est </text:span><text:span text:style-name="T9">irrecevable </text:span></text:p>
        </text:list-item>
      </text:list>
      <text:p text:style-name="P1"/>
      <text:list text:continue-numbering="true" text:style-name="L1" xml:id="list102244077956232">
        <text:list-item>
          <text:p text:style-name="P9">Article 2 : Expédition de la présente décision est transmise au demandeur et une copie de <text:soft-page-break/>cet envoi est <text:s text:c="2"/>adressée au Fonctionnaire délégué.</text:p>
        </text:list-item>
      </text:list>
      <text:p text:style-name="P2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0"><text:span text:style-name="T10">do text</text:span></text:p><text:p text:style-name="P10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font-charset="x-symbol" style:font-pitch="variable" style:name="Wingdings" svg:font-family="Wingdings"/>
    <style:font-face style:name="Lohit Hindi2" svg:font-family="'Lohit Hindi'"/>
    <style:font-face style:name="OpenSymbol1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1pt" style:font-name="arial" style:font-size-asian="11pt" style:font-size-complex="11pt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02f231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officeooo:paragraph-rsid="0002f231" style:font-name="Arial" style:font-size-asian="12pt" style:font-size-complex="12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2f231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f231" style:font-name="Arial" style:font-size-asian="10pt" style:font-size-complex="10pt"/>
    </style:style>
    <style:style style:family="paragraph" style:name="P6" style:parent-style-name="UrbanTitle">
      <style:text-properties officeooo:paragraph-rsid="0002f231"/>
    </style:style>
    <style:style style:family="paragraph" style:name="P7" style:parent-style-name="UrbanTitle">
      <style:text-properties fo:font-size="11pt" officeooo:paragraph-rsid="0002f231" style:font-name="arial" style:font-size-asian="11pt" style:font-size-complex="11pt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list-style-name="L1" style:name="P9" style:parent-style-name="UrbanBody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style:font-name-complex="Arial"/>
    </style:style>
    <style:style style:family="text" style:name="T9">
      <style:text-properties fo:font-weight="bold" style:font-name-complex="Arial" style:font-weight-asian="bold" style:font-weight-complex="bold" style:text-line-through-mode="skip-white-space" style:text-overline-mode="skip-white-space" style:text-underline-color="font-color" style:text-underline-mode="skip-white-space" style:text-underline-style="solid" style:text-underline-width="auto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7">Demande irrecevable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Le Collège Communal,</text:p>
      <text:p text:style-name="P1"/>
      <text:p text:style-name="P1">Vu le décret du Gouvernement Wallon du 24/05/2007 relatif aux infractions et sanctions en matière d’urbanisme, publié au Moniteur Belge le 18/06/2007.</text:p>
      <text:p text:style-name="P1"/>
      <text:p text:style-name="P1">Considérant que <text:text-input text:description="Demandeurs">applicantobj.getSignaletic(withaddress=True)</text:text-input><text:s/>a introduit une demande de permis relative à un bien sis à <text:text-input text:description="Situation des travaux">self.getWorkLocationSignaletic()</text:text-input><text:s/>; inscrit au cadastre, section A n° <text:text-input text:description="Bien-Parcelles">licence_view.get_parcels()</text:text-input><text:s/>et ayant pour objet la régularisation pour <text:text-input text:description="Objet des travaux">self.getLicenceSubject()</text:text-input>;</text:p>
      <text:p text:style-name="P1"/>
      <text:p text:style-name="P1">Considérant que la demande de permis porte sur des travaux réalisés sans permis préalable constatés par <text:s/>un procès-verbal rédigé à charge de <text:text-input text:description="Titre du demandeur">applicantobj.getPersonTitleValue()</text:text-input><text:s/>le XX XX 2009, propriétaire précédent ayant réalisé les travaux et dont information a été donnée au demandeur le <text:s/>XXXXXXXXX ; <text:s/></text:p>
      <text:p text:style-name="P1"/>
      <text:p text:style-name="P1">Considérant qu’un second pro-justitia a été rédigé à charge de <text:span text:style-name="T8"><text:text-input text:description="Demandeurs">self.getApplicantsSignaletic()</text:text-input></text:span><text:span text:style-name="T8"><text:s/></text:span>pour le maintien de cette situation illicite en date du XX/XX/2009 et dont information a été donnée au demandeur le XX/XX/2009 ; <text:s text:c="18"/></text:p>
      <text:p text:style-name="P1"/>
      <text:p text:style-name="P1">Vu l’article 159 bis du Code Wallon de l’Aménagement du Territoire, de l’Urbanisme et du Patrimoine ;</text:p>
      <text:p text:style-name="P1">Considérant que l’infraction n’a fait l’objet ni d’un jugement coulé en force de chose jugée (visé à l’article 155§2 du CWATUP) ni d’un versement du montant de transaction (décret du 24/05/2007, article 6)</text:p>
      <text:p text:style-name="P1"/>
      <text:p text:style-name="P1"/>
      <text:p text:style-name="P1">Décide</text:p>
      <text:p text:style-name="P1"/>
      <text:list text:style-name="L1" xml:id="list2392051462">
        <text:list-item>
          <text:p text:style-name="P9"><text:span text:style-name="T8">Article 1er : La demande de permis introduite par </text:span><text:span text:style-name="T8"><text:text-input text:description="Demandeurs">self.getApplicantsSignaletic()</text:text-input></text:span><text:span text:style-name="T8"><text:s/>pour le bien sis </text:span><text:span text:style-name="T8"><text:text-input text:description="Situation des travaux">self.getWorkLocationSignaletic()</text:text-input></text:span><text:span text:style-name="T8">  est </text:span><text:span text:style-name="T9">irrecevable </text:span></text:p>
        </text:list-item>
      </text:list>
      <text:p text:style-name="P1"/>
      <text:list text:continue-numbering="true" text:style-name="L1" xml:id="list102244077956232">
        <text:list-item>
          <text:p text:style-name="P9">Article 2 : Expédition de la présente décision est transmise au demandeur et une copie de <text:soft-page-break/>cet envoi est <text:s text:c="2"/>adressée au Fonctionnaire délégué.</text:p>
        </text:list-item>
      </text:list>
      <text:p text:style-name="P2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0"><text:span text:style-name="T10">do text</text:span></text:p><text:p text:style-name="P10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22:42.753373187</dc:date>
    <meta:editing-duration>PT8H20M25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2" meta:paragraph-count="22" meta:word-count="308" meta:character-count="2258" meta:non-whitespace-character-count="1979"/>
  </office:meta>
</office:document-meta>
</file>